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pitch="variabl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office:font-face-decls>
  <office:automatic-styles>
    <style:style style:name="P1" style:family="paragraph" style:parent-style-name="Headline_20_1">
      <style:text-properties fo:language="en" fo:country="GB"/>
    </style:style>
    <style:style style:name="P2" style:family="paragraph" style:parent-style-name="Absatz_20_Englisch_20_mit_20_Intial">
      <style:text-properties fo:language="en" fo:country="GB"/>
    </style:style>
    <style:style style:name="T1" style:family="text">
      <style:text-properties fo:color="#0000ff"/>
    </style:style>
    <style:style style:name="T2" style:family="text">
      <style:text-properties fo:color="#ff0000"/>
    </style:style>
    <style:style style:name="T3" style:family="text">
      <style:text-properties fo:font-style="italic"/>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English (UK) - 01</text:h>
      <text:p text:style-name="P2">PEOPLE who live to 100 tend to be strongly <text:span text:style-name="T1">independent</text:span>, have a sense of humour and keep up to date with the news, a survey has found. The research, carried out to mark the centenary of the Distressed Gentlefolk's Aid Association ¡ now called DGAA Homelife ¡ discloses that when the subjects were born there were probably fewer than 100 centenarians in Britain. By 1951 there were 271, 1,185 by 1971 and 4,400 by the 1991 census. There are estimated to be 8,000 today and by 2030 there are expected to be at least 30,000. Those who survived to 100 were generally found to be <text:span text:style-name="T2">excetionally</text:span> positive and <text:span text:style-name="T1">forthright</text:span>. "They did not complain about difficulties they had encountered in the past and they were stoical about their present frailties. Several expressed their strong dislike of being frail and dependent but this was not a complaint. It was an expression of their <text:span text:style-name="T1">frustration</text:span>." Most had worked hard all their lives, some beyond <text:span text:style-name="T1">retirement</text:span>, because they enjoyed working. They <text:span text:style-name="T2">emphasized</text:span> the importance of being themselves and maintaining their independence. Although they dwelt on the past a great deal, they talked positively about the changes brought about by modern inventions. Those who lived on their own found microwave ovens useful and had little difficulty in using them. They all watched television and many were keen on soap operas such as <text:span text:style-name="T3">Neighbours. </text:span><text:span text:style-name="T1">Generally</text:span> they felt that parents were not strict enough. However, several spoke of the difficulty they had had in their youth in <text:span text:style-name="T2">talrking</text:span> about sex and contrasted this with how such topics were dealt with today. Some had never drunk alcohol or smoked but a high proportion had in the past and some continued to do so. One said she started smoking on the advice of a doctor who told her it would <text:span text:style-name="T1">protect</text:span> her from catching <text:span text:style-name="T2">diphteria</text:span> from her sister. Longevity ran in several of their families. A woman of 104 said her mother had lived to 100 and her father to 97. Their own death did not worry them. Fifty of them said they did not fear it and 37 said they would welcome it when it came. Only seven said they feared death. One said: "I've seen so much death, it's no stranger. To me death is just the gateway to something bett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pitch="variabl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fo:color="#000000" style:font-name="Thorndale" fo:font-size="12pt" fo:language="de" fo:country="DE" style:font-name-asian="HG Mincho Light J" style:font-size-asian="12pt" style:language-asian="none" style:country-asian="none" style:font-name-complex="Arial Unicode M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Absatz_20_Normal" style:display-name="Absatz Normal" style:family="paragraph" style:parent-style-name="Standard">
      <style:paragraph-properties fo:margin-top="0.199cm" fo:margin-bottom="0.199cm" fo:text-align="justify" style:justify-single-word="false" fo:orphans="2" fo:widows="2" fo:hyphenation-ladder-count="2"/>
      <style:text-properties style:letter-kerning="true" fo:hyphenate="true" fo:hyphenation-remain-char-count="2" fo:hyphenation-push-char-count="2"/>
    </style:style>
    <style:style style:name="Absatz_20_mit_20_Initial" style:display-name="Absatz mit Initial" style:family="paragraph" style:parent-style-name="Absatz_20_Normal" style:next-style-name="Absatz_20_EInzug_20_erste_20_Zeile">
      <style:paragraph-properties>
        <style:drop-cap style:lines="3"/>
      </style:paragraph-properties>
    </style:style>
    <style:style style:name="Absatz_20_EInzug_20_erste_20_Zeile" style:display-name="Absatz EInzug erste Zeile" style:family="paragraph" style:parent-style-name="Absatz_20_Normal">
      <style:paragraph-properties fo:margin-left="0cm" fo:margin-right="0cm" fo:text-indent="0.499cm" style:auto-text-indent="false"/>
    </style:style>
    <style:style style:name="Absatz_20_Englisch_20_mit_20_Intial" style:display-name="Absatz Englisch mit Intial" style:family="paragraph" style:parent-style-name="Absatz_20_mit_20_Initial">
      <style:text-properties fo:language="en" fo:country="US"/>
    </style:style>
    <style:style style:name="Headline" style:family="paragraph" style:parent-style-name="Standard" style:next-style-name="Standard">
      <style:paragraph-properties fo:margin-top="0.499cm" fo:margin-bottom="0.349cm" fo:keep-with-next="always"/>
      <style:text-properties style:font-name="Arial" fo:font-size="22pt" fo:text-shadow="1pt 1pt" fo:font-weight="bold"/>
    </style:style>
    <style:style style:name="Headline_20_1" style:display-name="Headline 1" style:family="paragraph" style:parent-style-name="Headline" style:next-style-name="Absatz_20_mit_20_Initial" style:default-outline-level="1">
      <style:text-properties fo:font-size="20pt"/>
    </style:style>
    <style:style style:name="Footnote_20_Symbol" style:display-name="Footnote Symbol" style:family="text"/>
    <style:style style:name="Endnote_20_Symbol" style:display-name="Endnote Symbol"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Solaris_Sparc OpenOffice.org_project/680m143$Build-8986</meta:generator>
    <meta:initial-creator>Helge Delfs</meta:initial-creator>
    <meta:creation-date>2000-02-25T11:18:39</meta:creation-date>
    <dc:creator>Helge Delfs</dc:creator>
    <dc:date>2000-04-05T11:09:39</dc:date>
    <dc:language>de-DE</dc:language>
    <meta:editing-cycles>3</meta:editing-cycles>
    <meta:editing-duration>PT2M50S</meta:editing-duration>
    <meta:user-defined meta:name="Info 0"/>
    <meta:user-defined meta:name="Info 1"/>
    <meta:user-defined meta:name="Info 2"/>
    <meta:user-defined meta:name="Info 3"/>
    <meta:document-statistic meta:table-count="0" meta:image-count="0" meta:object-count="0" meta:page-count="1" meta:paragraph-count="2" meta:word-count="385" meta:character-count="2211"/>
  </office:meta>
</office:document-meta>
</file>